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4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93cm" svg:height="1.347cm" svg:x="2.548cm" svg:y="4.434cm">
          <text:p text:style-name="P1"><text:span text:style-name="T1">DB</text:span></text:p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044cm" svg:height="1.016cm" svg:x="0.326cm" svg:y="3.526cm">
          <text:p text:style-name="P1"><text:span text:style-name="T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37cm" svg:y1="4.026cm" svg:x2="2.548cm" svg:y2="4.534cm">
          <text:p/>
        </draw:line>
        <draw:line draw:style-name="gr4" draw:text-style-name="P1" draw:layer="layout" svg:x1="7.474cm" svg:y1="0.016cm" svg:x2="7.462cm" svg:y2="8.144cm">
          <text:p/>
        </draw:line>
        <draw:line draw:style-name="gr4" draw:text-style-name="P1" draw:layer="layout" svg:x1="13.974cm" svg:y1="-0.038cm" svg:x2="13.882cm" svg:y2="8.09cm">
          <text:p/>
        </draw:line>
        <draw:line draw:style-name="gr3" draw:text-style-name="P1" draw:layer="layout" svg:x1="1.37cm" svg:y1="2.799cm" svg:x2="2.802cm" svg:y2="4.488cm">
          <text:p/>
        </draw:line>
        <draw:custom-shape draw:style-name="gr2" draw:text-style-name="P2" draw:layer="layout" svg:width="1.016cm" svg:height="1.016cm" svg:x="1.654cm" svg:y="0.883cm">
          <text:p text:style-name="P1"><text:span text:style-name="T1">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4.954cm" svg:y="0.883cm">
          <text:p text:style-name="P1"><text:span text:style-name="T1">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5.654cm" svg:y="2.683cm">
          <text:p text:style-name="P1"><text:span text:style-name="T1">A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5.754cm" svg:y="3.983cm">
          <text:p text:style-name="P1"><text:span text:style-name="T1">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754cm" svg:y1="2.91cm" svg:x2="4.278cm" svg:y2="4.527cm">
          <text:p/>
        </draw:line>
        <draw:line draw:style-name="gr3" draw:text-style-name="P1" draw:layer="layout" svg:x1="5.754cm" svg:y1="4.28cm" svg:x2="4.426cm" svg:y2="4.627cm">
          <text:p/>
        </draw:line>
        <draw:line draw:style-name="gr3" draw:text-style-name="P1" draw:layer="layout" svg:x1="5.188cm" svg:y1="1.899cm" svg:x2="3.878cm" svg:y2="4.492cm">
          <text:p/>
        </draw:line>
        <draw:line draw:style-name="gr3" draw:text-style-name="P1" draw:layer="layout" svg:x1="2.14cm" svg:y1="1.899cm" svg:x2="3.156cm" svg:y2="4.47cm">
          <text:p/>
        </draw:line>
        <draw:g>
          <draw:custom-shape draw:style-name="gr5" draw:text-style-name="P1" draw:layer="layout" svg:width="2.54cm" svg:height="1.764cm" svg:x="2.262cm" svg:y="2.18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132cm" svg:height="1.987cm" svg:x="1.432cm" svg:y="2.064cm">
            <draw:text-box>
              <text:p text:style-name="P1"><text:span text:style-name="T1">core service</text:span></text:p>
            </draw:text-box>
          </draw:frame>
          <draw:line draw:style-name="gr7" draw:text-style-name="P1" draw:layer="layout" svg:x1="3.556cm" svg:y1="3.951cm" svg:x2="3.556cm" svg:y2="4.534cm">
            <text:p/>
          </draw:line>
        </draw:g>
        <draw:custom-shape draw:style-name="gr2" draw:text-style-name="P2" draw:layer="layout" svg:width="1.016cm" svg:height="1.016cm" svg:x="0.454cm" svg:y="2.183cm">
          <text:p text:style-name="P1"><text:span text:style-name="T1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layer="layout" svg:width="2.602cm" svg:height="1.764cm" svg:x="9.362cm" svg:y="2.88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132cm" svg:height="1.987cm" svg:x="8.532cm" svg:y="2.764cm">
            <draw:text-box>
              <text:p text:style-name="P1"><text:span text:style-name="T1">core service</text:span></text:p>
            </draw:text-box>
          </draw:frame>
          <draw:line draw:style-name="gr7" draw:text-style-name="P1" draw:layer="layout" svg:x1="10.602cm" svg:y1="4.651cm" svg:x2="10.602cm" svg:y2="5.072cm">
            <text:p/>
          </draw:line>
        </draw:g>
        <draw:custom-shape draw:style-name="gr1" draw:text-style-name="P2" draw:layer="layout" svg:width="1.93cm" svg:height="1.347cm" svg:x="9.662cm" svg:y="5.003cm">
          <text:p text:style-name="P1"><text:span text:style-name="T1">DB</text:span></text:p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044cm" svg:height="1.016cm" svg:x="8.708cm" svg:y="0.124cm">
          <text:p text:style-name="P1"><text:span text:style-name="T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44cm" svg:height="1.016cm" svg:x="10.008cm" svg:y="0.124cm">
          <text:p text:style-name="P1"><text:span text:style-name="T1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44cm" svg:height="1.016cm" svg:x="11.708cm" svg:y="0.124cm">
          <text:p text:style-name="P1"><text:span text:style-name="T1">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466cm" svg:height="0.962cm" svg:x="10.852cm" svg:y="-0.014cm">
          <draw:text-box>
            <text:p>...</text:p>
          </draw:text-box>
        </draw:frame>
        <draw:custom-shape draw:style-name="gr9" draw:text-style-name="P2" draw:layer="layout" svg:width="2.602cm" svg:height="0.854cm" svg:x="9.362cm" svg:y="2.033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17cm" svg:y1="1.14cm" svg:x2="9.932cm" svg:y2="2.033cm">
          <text:p/>
        </draw:line>
        <draw:line draw:style-name="gr3" draw:text-style-name="P1" draw:layer="layout" svg:x1="10.586cm" svg:y1="1.14cm" svg:x2="10.332cm" svg:y2="2.034cm">
          <text:p/>
        </draw:line>
        <draw:line draw:style-name="gr3" draw:text-style-name="P1" draw:layer="layout" svg:x1="12.218cm" svg:y1="1.14cm" svg:x2="11.532cm" svg:y2="2.034cm">
          <text:p/>
        </draw:line>
        <draw:g>
          <draw:custom-shape draw:style-name="gr5" draw:text-style-name="P1" draw:layer="layout" svg:width="2.602cm" svg:height="1.764cm" svg:x="14.662cm" svg:y="1.68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4.132cm" svg:height="1.987cm" svg:x="13.832cm" svg:y="1.563cm">
            <draw:text-box>
              <text:p text:style-name="P1"><text:span text:style-name="T1">core service</text:span></text:p>
            </draw:text-box>
          </draw:frame>
          <draw:line draw:style-name="gr7" draw:text-style-name="P1" draw:layer="layout" svg:x1="16.002cm" svg:y1="3.45cm" svg:x2="16.002cm" svg:y2="4.572cm">
            <text:p/>
          </draw:line>
        </draw:g>
        <draw:custom-shape draw:style-name="gr1" draw:text-style-name="P2" draw:layer="layout" svg:width="1.93cm" svg:height="1.347cm" svg:x="14.962cm" svg:y="4.403cm">
          <text:p text:style-name="P1"><text:span text:style-name="T1">DB</text:span></text:p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0.516cm" svg:height="0.508cm" svg:x="0.554cm" svg:y="4.688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0.87cm" svg:y1="4.542cm" svg:x2="0.87cm" svg:y2="4.788cm">
          <text:p/>
        </draw:line>
        <draw:custom-shape draw:style-name="gr5" draw:text-style-name="P2" draw:layer="layout" svg:width="0.516cm" svg:height="0.508cm" svg:x="5.188cm" svg:y="2.075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5.504cm" svg:y1="1.848cm" svg:x2="5.504cm" svg:y2="2.094cm">
          <text:p/>
        </draw:line>
        <draw:custom-shape draw:style-name="gr5" draw:text-style-name="P2" draw:layer="layout" svg:width="0.516cm" svg:height="0.508cm" svg:x="8.654cm" svg:y="1.286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8.97cm" svg:y1="1.14cm" svg:x2="8.97cm" svg:y2="1.386cm">
          <text:p/>
        </draw:line>
        <draw:custom-shape draw:style-name="gr2" draw:text-style-name="P2" draw:layer="layout" svg:width="1.044cm" svg:height="1.016cm" svg:x="19.446cm" svg:y="0.824cm">
          <text:p text:style-name="P1"><text:span text:style-name="T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516cm" svg:height="0.508cm" svg:x="19.692cm" svg:y="1.986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20.008cm" svg:y1="1.84cm" svg:x2="20.008cm" svg:y2="2.086cm">
          <text:p/>
        </draw:line>
        <draw:custom-shape draw:style-name="gr2" draw:text-style-name="P2" draw:layer="layout" svg:width="1.044cm" svg:height="1.016cm" svg:x="19.446cm" svg:y="2.824cm">
          <text:p text:style-name="P1"><text:span text:style-name="T1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44cm" svg:height="1.016cm" svg:x="19.446cm" svg:y="4.724cm">
          <text:p text:style-name="P1"><text:span text:style-name="T1">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516cm" svg:height="0.508cm" svg:x="19.692cm" svg:y="5.886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20.008cm" svg:y1="5.74cm" svg:x2="20.008cm" svg:y2="5.986cm">
          <text:p/>
        </draw:line>
        <draw:frame draw:style-name="gr11" draw:layer="layout" svg:width="1.466cm" svg:height="0.962cm" svg:x="19.378cm" svg:y="3.634cm">
          <draw:text-box>
            <text:p>...</text:p>
          </draw:text-box>
        </draw:frame>
        <draw:custom-shape draw:style-name="gr12" draw:text-style-name="P2" draw:layer="layout" svg:width="0.406cm" svg:height="4.372cm" svg:x="18.052cm" svg:y="1.34cm">
          <text:p/>
          <draw:enhanced-geometry svg:viewBox="0 0 88 21600" draw:mirror-vertical="false" draw:mirror-horizontal="false" draw:glue-points="44 ?f6 44 0 0 10800 44 21600 88 10800" draw:text-areas="0 ?f6 88 ?f3" draw:type="can" draw:modifiers="1530.37393396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08cm" svg:height="0.538cm" svg:x="16.072cm" svg:y="3.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74cm" svg:height="0.254cm" svg:x="18.472cm" svg:y="1.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74cm" svg:height="0.254cm" svg:x="18.472cm" svg:y="3.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74cm" svg:height="0.254cm" svg:x="18.47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7.812cm" svg:height="0.962cm" svg:x="-0.138cm" svg:y="6.828cm">
          <draw:text-box>
            <text:p><text:span text:style-name="T2">(a) DB-level integration</text:span></text:p>
          </draw:text-box>
        </draw:frame>
        <draw:frame draw:style-name="gr8" draw:text-style-name="P4" draw:layer="layout" svg:width="6.47cm" svg:height="0.962cm" svg:x="7.362cm" svg:y="6.828cm">
          <draw:text-box>
            <text:p text:style-name="P1"><text:span text:style-name="T2">(b) API integration</text:span></text:p>
          </draw:text-box>
        </draw:frame>
        <draw:frame draw:style-name="gr8" draw:text-style-name="P4" draw:layer="layout" svg:width="9.554cm" svg:height="0.962cm" svg:x="12.746cm" svg:y="6.825cm">
          <draw:text-box>
            <text:p text:style-name="P1"><text:span text:style-name="T2">(c) Firehose integration</text:span></text:p>
          </draw:text-box>
        </draw:frame>
        <draw:custom-shape draw:style-name="gr5" draw:text-style-name="P2" draw:layer="layout" svg:width="0.516cm" svg:height="0.508cm" svg:x="5.942cm" svg:y="5.145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6.258cm" svg:y1="4.999cm" svg:x2="6.258cm" svg:y2="5.245cm">
          <text:p/>
        </draw:line>
        <draw:custom-shape draw:style-name="gr5" draw:text-style-name="P2" draw:layer="layout" svg:width="0.516cm" svg:height="0.508cm" svg:x="12.236cm" svg:y="1.286cm">
          <text:p/>
          <draw:enhanced-geometry svg:viewBox="0 0 88 21600" draw:mirror-vertical="false" draw:mirror-horizontal="false" draw:glue-points="44 ?f6 44 0 0 10800 44 21600 88 10800" draw:text-areas="0 ?f6 88 ?f3" draw:type="can" draw:modifiers="4214.243323442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12.552cm" svg:y1="1.14cm" svg:x2="12.552cm" svg:y2="1.386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2cm" fo:text-indent="0cm"/>
      <style:text-properties style:use-window-font-color="true" style:text-outline="false" style:text-line-through-style="none" fo:font-family="'Liberation Sans'" style:font-family-generic="roman" style:font-pitch="variable" fo:font-size="11.8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6cm" fo:text-indent="0cm"/>
      <style:text-properties fo:font-size="1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8cm" fo:text-indent="0cm"/>
      <style:text-properties fo:font-size="8.8999996185302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72cm" fo:text-indent="0cm"/>
      <style:text-properties fo:font-size="7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4cm" fo:text-indent="0cm"/>
      <style:text-properties fo:font-size="7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4cm" fo:text-indent="0cm"/>
      <style:text-properties fo:font-size="7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4cm" fo:text-indent="0cm"/>
      <style:text-properties fo:font-size="7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4cm" fo:text-indent="0cm"/>
      <style:text-properties fo:font-size="7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4cm" fo:text-indent="0cm"/>
      <style:text-properties fo:font-size="7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6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82cm" fo:page-height="7.87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7cm" svg:x="1cm" svg:y="4.185cm"/>
      <draw:page-thumbnail draw:layer="backgroundobjects" svg:width="9.294cm" svg:height="3.47cm" svg:x="1cm" svg:y="12.233cm"/>
      <draw:page-thumbnail draw:layer="backgroundobjects" svg:width="9.294cm" svg:height="3.47cm" svg:x="1cm" svg:y="20.281cm"/>
      <draw:page-thumbnail draw:layer="backgroundobjects" svg:width="9.294cm" svg:height="3.47cm" svg:x="11.295cm" svg:y="4.185cm"/>
      <draw:page-thumbnail draw:layer="backgroundobjects" svg:width="9.294cm" svg:height="3.47cm" svg:x="11.295cm" svg:y="12.233cm"/>
      <draw:page-thumbnail draw:layer="backgroundobjects" svg:width="9.294cm" svg:height="3.47cm" svg:x="11.295cm" svg:y="20.281cm"/>
    </style:handout-master>
    <style:master-page style:name="Default" style:page-layout-name="PM1" draw:style-name="Mdp1">
      <draw:frame presentation:style-name="Default-title" draw:layer="backgroundobjects" svg:width="18.973cm" svg:height="1.314cm" svg:x="1.05cm" svg:y="0.312cm" presentation:class="title" presentation:placeholder="true">
        <draw:text-box/>
      </draw:frame>
      <draw:frame presentation:style-name="Default-outline1" draw:layer="backgroundobjects" svg:width="18.552cm" svg:height="7.198cm" svg:x="1.05cm" svg:y="1.841cm" presentation:class="outline" presentation:placeholder="true">
        <draw:text-box/>
      </draw:frame>
      <draw:frame presentation:style-name="Mpr1" draw:text-style-name="MP1" draw:layer="backgroundobjects" svg:width="4.913cm" svg:height="0.544cm" svg:x="1.05cm" svg:y="7.1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83cm" svg:height="0.544cm" svg:x="7.207cm" svg:y="7.1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13cm" svg:height="0.544cm" svg:x="15.111cm" svg:y="7.1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ana Geambasu</meta:initial-creator>
    <meta:creation-date>2013-03-23T11:59:07</meta:creation-date>
    <dc:date>2013-03-25T09:56:41</dc:date>
    <dc:creator>Roxana Geambasu</dc:creator>
    <meta:editing-duration>PT4H5M34S</meta:editing-duration>
    <meta:editing-cycles>52</meta:editing-cycles>
    <meta:generator>LibreOffice/3.6$Linux_X86_64 LibreOffice_project/360m1$Build-2</meta:generator>
    <meta:document-statistic meta:object-count="86"/>
  </office:meta>
</office:document-meta>
</file>